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72c91" officeooo:paragraph-rsid="00172c9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normal" officeooo:rsid="00172c91" officeooo:paragraph-rsid="00172c9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rsid="0017ba9b" officeooo:paragraph-rsid="0017ba9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72c91" officeooo:paragraph-rsid="00172c9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7ba9b" officeooo:paragraph-rsid="0017ba9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f0828" officeooo:paragraph-rsid="001f082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490b31" officeooo:paragraph-rsid="00490b3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4bab9e" officeooo:paragraph-rsid="004bab9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4f0605" officeooo:paragraph-rsid="004f060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5637a4" officeooo:paragraph-rsid="005637a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5a853d" officeooo:paragraph-rsid="005a853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7ba9b" officeooo:paragraph-rsid="0017ba9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7ba9b" officeooo:paragraph-rsid="0039957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7ba9b" officeooo:paragraph-rsid="003ef7c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7ba9b" officeooo:paragraph-rsid="0046ccb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9da1d" officeooo:paragraph-rsid="0019da1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baf45" officeooo:paragraph-rsid="001baf4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ce09c" officeooo:paragraph-rsid="001ce09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1aa72" officeooo:paragraph-rsid="0021aa7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4d21b" officeooo:paragraph-rsid="0024d21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62a32" officeooo:paragraph-rsid="00262a3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b4108" officeooo:paragraph-rsid="002b410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e46ac" officeooo:paragraph-rsid="002e46a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f76d3" officeooo:paragraph-rsid="002f76d3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30d1ba" officeooo:paragraph-rsid="0030d1b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317a79" officeooo:paragraph-rsid="00317a7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330b96" officeooo:paragraph-rsid="00330b9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336ab3" officeooo:paragraph-rsid="00336ab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4010d6" officeooo:paragraph-rsid="004010d6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40a12a" officeooo:paragraph-rsid="0040a12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490b31" officeooo:paragraph-rsid="00490b3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4ac4a1" officeooo:paragraph-rsid="004ac4a1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4ac4a1" officeooo:paragraph-rsid="004b9a48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4bab9e" officeooo:paragraph-rsid="004bab9e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4d5b9f" officeooo:paragraph-rsid="004d5b9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4f0605" officeooo:paragraph-rsid="004f0605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51b97b" officeooo:paragraph-rsid="0051b97b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52ff0b" officeooo:paragraph-rsid="0052ff0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9b466" officeooo:paragraph-rsid="00296613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46ccbf" officeooo:paragraph-rsid="0046ccbf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5637a4" officeooo:paragraph-rsid="005637a4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5637a4" officeooo:paragraph-rsid="0056e098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56e098" officeooo:paragraph-rsid="0056e098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589152" officeooo:paragraph-rsid="00589152" style:font-weight-asian="normal" style:font-weight-complex="normal"/>
    </style:style>
    <style:style style:name="T1" style:family="text">
      <style:text-properties officeooo:rsid="0017fa43"/>
    </style:style>
    <style:style style:name="T2" style:family="text">
      <style:text-properties officeooo:rsid="0019b466"/>
    </style:style>
    <style:style style:name="T3" style:family="text">
      <style:text-properties officeooo:rsid="001ce09c"/>
    </style:style>
    <style:style style:name="T4" style:family="text">
      <style:text-properties officeooo:rsid="001e7136"/>
    </style:style>
    <style:style style:name="T5" style:family="text">
      <style:text-properties officeooo:rsid="0021aa72"/>
    </style:style>
    <style:style style:name="T6" style:family="text">
      <style:text-properties officeooo:rsid="0027ff57"/>
    </style:style>
    <style:style style:name="T7" style:family="text">
      <style:text-properties officeooo:rsid="00296613"/>
    </style:style>
    <style:style style:name="T8" style:family="text">
      <style:text-properties officeooo:rsid="0035617b"/>
    </style:style>
    <style:style style:name="T9" style:family="text">
      <style:text-properties officeooo:rsid="0039d7ab"/>
    </style:style>
    <style:style style:name="T10" style:family="text">
      <style:text-properties officeooo:rsid="003aab61"/>
    </style:style>
    <style:style style:name="T11" style:family="text">
      <style:text-properties officeooo:rsid="003bf19f"/>
    </style:style>
    <style:style style:name="T12" style:family="text">
      <style:text-properties officeooo:rsid="0040a12a"/>
    </style:style>
    <style:style style:name="T13" style:family="text">
      <style:text-properties style:text-line-through-style="solid"/>
    </style:style>
    <style:style style:name="T14" style:family="text">
      <style:text-properties officeooo:rsid="00426ecc"/>
    </style:style>
    <style:style style:name="T15" style:family="text">
      <style:text-properties officeooo:rsid="00439924"/>
    </style:style>
    <style:style style:name="T16" style:family="text">
      <style:text-properties officeooo:rsid="0046ccbf"/>
    </style:style>
    <style:style style:name="T17" style:family="text">
      <style:text-properties officeooo:rsid="0048e3bf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51b97b"/>
    </style:style>
    <style:style style:name="T20" style:family="text">
      <style:text-properties officeooo:rsid="0051e9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hrradkonfigurator</text:p>
      <text:p text:style-name="P1"/>
      <text:p text:style-name="P4">Technisch:</text:p>
      <text:p text:style-name="P2">MySQL</text:p>
      <text:p text:style-name="P2">RubyOnRails?</text:p>
      <text:p text:style-name="P2">php</text:p>
      <text:p text:style-name="P2">html5 &amp; Css3</text:p>
      <text:p text:style-name="P2">ggf. Javascript</text:p>
      <text:p text:style-name="P2"/>
      <text:p text:style-name="P2"/>
      <text:p text:style-name="P4">Grafisch:</text:p>
      <text:p text:style-name="P12">Timeline (ohne Rückgang?)</text:p>
      <text:p text:style-name="P12">Zubehör (optinal)</text:p>
      <text:p text:style-name="P16">Anzeigefeld für das aktuelle Rad <text:span text:style-name="T3">(Fahrradlenker links)</text:span></text:p>
      <text:p text:style-name="P16">Anzeigefeld für die bisher <text:span text:style-name="T9">auswählten</text:span> Teile</text:p>
      <text:p text:style-name="P3"/>
      <text:p text:style-name="P3"/>
      <text:p text:style-name="P5">Allgemein:</text:p>
      <text:p text:style-name="P25">Preis wird immer mit <text:span text:style-name="T9">aktualisiert</text:span></text:p>
      <text:p text:style-name="P12"/>
      <text:p text:style-name="P17">Adminbereich zum Verwalten</text:p>
      <text:p text:style-name="P12"/>
      <text:p text:style-name="P12">Konfiguration<text:span text:style-name="T6">s</text:span>schritte <text:span text:style-name="T5">(Bis auf Größe und Farbe max. 3 Auswahlmöglichkeiten)</text:span>:</text:p>
      <text:p text:style-name="P12">1. <text:span text:style-name="T1">Fahrradtyp (Stadtrad, Mountainbike, Crossrad)</text:span></text:p>
      <text:p text:style-name="P13"><text:span text:style-name="T7">2</text:span>. <text:span text:style-name="T2">Rahmenfarbe (Grün, Gelb, Blau, Rot, Silber, Schwarz)</text:span></text:p>
      <text:p text:style-name="P39"><text:tab/>Stichwort, Farbe kann von Abbildung abweichen</text:p>
      <text:p text:style-name="P12"><text:span text:style-name="T7">3</text:span>. <text:span text:style-name="T1">Rahmengröße Größe (40 - 65, einer Schritte) Größentabelle mit anzeigen <text:tab/>(Körpergröße)</text:span></text:p>
      <text:p text:style-name="P30">4. Gabel (Star oder Feder, &lt;Ausnahme bei Mountainbike → <text:span text:style-name="T13">Startgabel</text:span><text:span text:style-name="T14">&gt;)</text:span></text:p>
      <text:p text:style-name="P12"><text:span text:style-name="T15">5</text:span>. <text:span text:style-name="T11">Fahrradreifen (unplattbar Ja, Nein?)</text:span> </text:p>
      <text:p text:style-name="P12"><text:span text:style-name="T15">6</text:span>. <text:span text:style-name="T11">Fahrradreifen (Speichen, Felgen) Farbe (Schwarz, Silber, Rot)</text:span></text:p>
      <text:p text:style-name="P37">7. Schaltungstyp (grob gesagt: Hochwertig, Mittel, Schlecht) → <text:span text:style-name="T20">Laufleistung angeben</text:span></text:p>
      <text:p text:style-name="P12"><text:span text:style-name="T19">8</text:span>. <text:span text:style-name="T12">Sattel (Sport, bequem)</text:span></text:p>
      <text:p text:style-name="P14"><text:span text:style-name="T19">9</text:span>. <text:span text:style-name="T10">Beleuchtung (Ja, Nein), mit angaben der Vorteile und ggf. rechtlichen Angaben</text:span> </text:p>
      <text:p text:style-name="P15"><text:span text:style-name="T19">10</text:span>*. <text:span text:style-name="T16">Zubehör</text:span></text:p>
      <text:p text:style-name="P40"><text:tab/>(Fahrradschloss, Gepäckträger (Fehlerfall einbauen bei Mountainbike), Helm, <text:tab/>Fahrradcomputer, Flaschenhalter, Klingel)</text:p>
      <text:p text:style-name="P12"/>
      <text:p text:style-name="P12"/>
      <text:p text:style-name="P12"/>
      <text:p text:style-name="P18">Kosten (Gesamtkosten anzeigen, intern<text:span text:style-name="T4">e</text:span> Wunschmarge?, <text:span text:style-name="T4">ausweisbare Mehrwertsteuer?</text:span>)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"><text:soft-page-break/><text:span text:style-name="T17">O</text:span>ptional:</text:p>
      <text:p text:style-name="P19">Vielleicht, noch al Gimmik das Fahrrad, wenn es fertig ist mit CSS3 animieren und über den Bildschirm seitliche raus fahren lassen, um dann die Bezahlmethoden ggf. einfliegen lassen.</text:p>
      <text:p text:style-name="P19"/>
      <text:p text:style-name="P19">Mögliche Bezahlmethoden:</text:p>
      <text:p text:style-name="P19">→ PayPal</text:p>
      <text:p text:style-name="P19">→ Vorkasse</text:p>
      <text:p text:style-name="P19">→ Nachnahme</text:p>
      <text:p text:style-name="P19"/>
      <text:p text:style-name="P19">ggf. Versandkosten Anpassung.</text:p>
      <text:p text:style-name="P19"/>
      <text:p text:style-name="P20">ggf. Bei Bestellung automatische Rechnungserstellung und Versendung per Mail?</text:p>
      <text:p text:style-name="P21">Bestandsanzeige für den Admin?</text:p>
      <text:p text:style-name="P21"/>
      <text:p text:style-name="P38">Pflegetipps als Din4 Flyer?</text:p>
      <text:p text:style-name="P21"/>
      <text:p text:style-name="P22">Werbevideo?</text:p>
      <text:p text:style-name="P22"/>
      <text:p text:style-name="P23">Benutzersystem, Warenkorb?</text:p>
      <text:p text:style-name="P23"/>
      <text:p text:style-name="P24">Damenfahrrad, Kinderfahrrad?</text:p>
      <text:p text:style-name="P24"/>
      <text:p text:style-name="P26">Menge anpassen?</text:p>
      <text:p text:style-name="P26"/>
      <text:p text:style-name="P27">Jetzt-<text:span text:style-name="T8">Kaufen-B</text:span>utton?</text:p>
      <text:p text:style-name="P27"/>
      <text:p text:style-name="P28">Feste Lieferzeit angeben <text:span text:style-name="T8">voraussichtlich</text:span> 3-5 Wochen.</text:p>
      <text:p text:style-name="P28"/>
      <text:p text:style-name="P29">Falls es im Warenkorb ist, kann er unter ändern eine Gesamtansicht bekommen und dann einzelnen Teile ersetzen (mit Fehlerfällen, also was geht, was nicht geht)</text:p>
      <text:p text:style-name="P29"/>
      <text:p text:style-name="P7">Rollen:</text:p>
      <text:p text:style-name="P31">GUI-Team</text:p>
      <text:p text:style-name="P31">Logik</text:p>
      <text:p text:style-name="P31">Datenbanken...</text:p>
      <text:p text:style-name="P31">Testing</text:p>
      <text:p text:style-name="P31"/>
      <text:p text:style-name="P32"><text:span text:style-name="T18">Benutzerfreundlichkeit:</text:span> </text:p>
      <text:p text:style-name="P32">Schritt für Schritt Konfiguration</text:p>
      <text:p text:style-name="P32">Erst optische Auswahl, dann technisch, für die weniger Intellektuellen Kunden (Manipulation)</text:p>
      <text:p text:style-name="P32"/>
      <text:p text:style-name="P8">Vergleichbare Produkte am Markt:</text:p>
      <text:p text:style-name="P35">http://www.kreativrad.de/konfigurator</text:p>
      <text:p text:style-name="P34"/>
      <text:p text:style-name="P34">Wie wollen wir uns abheben</text:p>
      <text:p text:style-name="P35">Step by Step um nicht zu überfordern</text:p>
      <text:p text:style-name="P32"/>
      <text:p text:style-name="P32"/>
      <text:p text:style-name="P32"/>
      <text:p text:style-name="P32"/>
      <text:p text:style-name="P33"><text:soft-page-break/><text:span text:style-name="T18">Datensicherheit:</text:span> </text:p>
      <text:p text:style-name="P33">(Passwörter werden verschlüsselt)</text:p>
      <text:p text:style-name="P9"/>
      <text:p text:style-name="P9">Versionsverwaltung:</text:p>
      <text:p text:style-name="P36">Git</text:p>
      <text:p text:style-name="P32"/>
      <text:p text:style-name="P9">Kommunikation:</text:p>
      <text:p text:style-name="P36">Email, Telegram App</text:p>
      <text:p text:style-name="P10"/>
      <text:p text:style-name="P10">Stakeholder:</text:p>
      <text:p text:style-name="P41">Benutzer </text:p>
      <text:p text:style-name="P41">Verwalter</text:p>
      <text:p text:style-name="P41">Hersteller</text:p>
      <text:p text:style-name="P42">Kunde (Herr Sardstedt)</text:p>
      <text:p text:style-name="P43">Staat</text:p>
      <text:p text:style-name="P43">Webseitenbetreiber</text:p>
      <text:p text:style-name="P43">Buchhalter</text:p>
      <text:p text:style-name="P43">Marketingabteilung</text:p>
      <text:p text:style-name="P43"/>
      <text:p text:style-name="P11">Notizen:</text:p>
      <text:p text:style-name="P44">Technisches Know-How (Ruby on Rails beibringen)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7T10:38:40.204000000</meta:creation-date>
    <dc:date>2015-02-23T14:58:55.544000000</dc:date>
    <meta:editing-duration>PT1H22M48S</meta:editing-duration>
    <meta:editing-cycles>76</meta:editing-cycles>
    <meta:generator>LibreOffice/4.1.3.2$Windows_x86 LibreOffice_project/70feb7d99726f064edab4605a8ab840c50ec57a</meta:generator>
    <meta:document-statistic meta:table-count="0" meta:image-count="0" meta:object-count="0" meta:page-count="3" meta:paragraph-count="75" meta:word-count="308" meta:character-count="2493" meta:non-whitespace-character-count="2251"/>
  </office:meta>
</office:document-meta>
</file>